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279cm"/>
    </style:style>
    <style:style style:name="gr8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 style:use-optimal-row-height="false"/>
    </style:style>
    <style:style style:name="ro2" style:family="table-row">
      <style:table-row-properties style:row-height="0.909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1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_0</text:p>
          </draw:text-box>
        </draw:frame>
        <draw:frame draw:style-name="gr2" draw:text-style-name="P3" draw:layer="layout" svg:width="4.6cm" svg:height="1.673cm" svg:x="7.8cm" svg:y="1.23cm">
          <draw:text-box>
            <text:p>kernel_00</text:p>
          </draw:text-box>
        </draw:frame>
        <draw:custom-shape draw:style-name="gr3" draw:text-style-name="P5" draw:layer="layout" svg:width="1.5cm" svg:height="1.4cm" svg:x="15.717cm" svg:y="7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617cm" svg:y="6.244cm">
          <draw:text-box>
            <text:p>b_0</text:p>
          </draw:text-box>
        </draw:frame>
        <draw:custom-shape draw:style-name="gr4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-1.0471975511966) translate (12.146cm 7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14.5cm" svg:y="10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16.3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1.161cm" svg:y="10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5">
                <text:p text:style-name="P1"><text:span text:style-name="T1">15</text:span></text:p>
              </table:table-cell>
              <table:table-cell table:style-name="ce3"/>
            </table:table-row>
            <table:table-row table:style-name="ro2">
              <table:table-cell table:style-name="ce4"/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4" draw:text-style-name="P6" draw:layer="layout" svg:width="1.7cm" svg:height="0.4cm" svg:x="19.00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1.8cm" svg:height="1.105cm" svg:x="21.4cm" svg:y="12.495cm">
          <draw:text-box>
            <text:p>y_0</text:p>
          </draw:text-box>
        </draw:frame>
        <draw:frame draw:style-name="standard" draw:layer="layout" svg:width="2.961cm" svg:height="2.78cm" svg:x="8.072cm" svg:y="10.076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49cm" svg:height="3.743cm" svg:x="1.396cm" svg:y="13.263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3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3">
                <text:p text:style-name="P2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3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  <table:table-cell table:style-name="ce1">
                <text:p text:style-name="P2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3.4cm" svg:height="1.17cm" svg:x="2.491cm" svg:y="17.296cm">
          <draw:text-box>
            <text:p>data_1</text:p>
          </draw:text-box>
        </draw:frame>
        <draw:custom-shape draw:style-name="gr4" draw:text-style-name="P6" draw:layer="layout" svg:width="1.7cm" svg:height="0.4cm" svg:x="5.696cm" svg:y="14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4.2cm" svg:height="1.6cm" svg:x="7.596cm" svg:y="14.301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1.1cm" svg:x="9.396cm" svg:y="13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4.318cm" svg:height="0.4cm" draw:transform="rotate (1.0471975511966) translate (11.8cm 15.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4.6cm" svg:height="1.073cm" svg:x="7.8cm" svg:y="8.927cm">
          <draw:text-box>
            <text:p>kernel_1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54:28.846789209</meta:creation-date>
    <dc:date>2021-11-13T17:57:41.910405734</dc:date>
    <meta:editing-duration>PT30M40S</meta:editing-duration>
    <meta:editing-cycles>16</meta:editing-cycles>
    <meta:generator>LibreOffice/6.4.7.2$Linux_X86_64 LibreOffice_project/40$Build-2</meta:generator>
    <meta:document-statistic meta:object-count="23"/>
  </office:meta>
</office:document-meta>
</file>